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>
            <text:p>val1</text:p>
          </table:table-cell>
          <table:table-cell office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>
            <text:p>val2</text:p>
          </table:table-cell>
          <table:table-cell table:style-name="ce3" office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>
            <text:p>val3</text:p>
          </table:table-cell>
          <table:table-cell office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>
            <text:p>val5</text:p>
          </table:table-cell>
          <table:table-cell office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>
            <text:p>val6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>
            <text:p>val7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>
            <text:p>f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00/00/00</text:date>, <text:time style:data-style-name="N2" text:time-value="0000-00-00T08:46:1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8T09:22:27</dc:date>
    <meta:editing-duration>PT3H19M43S</meta:editing-duration>
    <meta:editing-cycles>40</meta:editing-cycles>
    <meta:generator>LibreOffice/4.0.2.2$MacOSX_x86 LibreOffice_project/4c82dcdd6efcd48b1d8bba66bfe1989deee49c3</meta:generator>
    <meta:document-statistic meta:table-count="4" meta:cell-count="133" meta:object-count="0"/>
  </office:meta>
</office:document-meta>
</file>